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41e7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641e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cyclone1-pv1-sku10-mini-2</text:span></text:p>
      <text:p text:style-name="P7"><text:span text:style-name="T3">--SN: </text:span><text:span text:style-name="T2">73760P12AK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02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46:45.010251145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3" meta:non-whitespace-character-count="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2-05" calcext:value-type="date">
            <text:p>2013-12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2-06" calcext:value-type="date">
            <text:p>2013-12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 table:number-rows-repeated="2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44:55.122970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